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  <style:font-face style:name="sans-serif1" svg:font-family="sans-serif" style:font-family-generic="swiss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1428f7" officeooo:paragraph-rsid="00042a2c"/>
    </style:style>
    <style:style style:name="P2" style:family="paragraph" style:parent-style-name="Standard" style:list-style-name="L1">
      <style:text-properties style:font-name="sans-serif1" fo:font-size="10pt" officeooo:rsid="00042a2c" officeooo:paragraph-rsid="00042a2c" style:font-size-asian="10pt" style:font-size-complex="10pt"/>
    </style:style>
    <style:style style:name="P3" style:family="paragraph" style:parent-style-name="Standard">
      <style:text-properties style:font-name="sans-serif1" fo:font-size="10pt" officeooo:rsid="0006c442" officeooo:paragraph-rsid="0006c442" style:font-size-asian="10pt" style:font-size-complex="10pt"/>
    </style:style>
    <style:style style:name="P4" style:family="paragraph" style:parent-style-name="Standard" style:list-style-name="L2">
      <style:text-properties style:font-name="sans-serif1" fo:font-size="10pt" officeooo:rsid="0006c442" officeooo:paragraph-rsid="0006c442" style:font-size-asian="10pt" style:font-size-complex="10pt"/>
    </style:style>
    <style:style style:name="P5" style:family="paragraph" style:parent-style-name="Standard">
      <style:text-properties style:font-name="sans-serif1" fo:font-size="10pt" officeooo:rsid="000d3b84" officeooo:paragraph-rsid="000d3b84" style:font-size-asian="10pt" style:font-size-complex="10pt"/>
    </style:style>
    <style:style style:name="P6" style:family="paragraph" style:parent-style-name="Standard">
      <style:text-properties style:font-name="sans-serif1" fo:font-size="10pt" officeooo:rsid="000d3fef" officeooo:paragraph-rsid="000d3fef" style:font-size-asian="10pt" style:font-size-complex="10pt"/>
    </style:style>
    <style:style style:name="P7" style:family="paragraph" style:parent-style-name="Standard" style:list-style-name="L3">
      <style:text-properties style:font-name="sans-serif1" fo:font-size="10pt" officeooo:rsid="000d3fef" officeooo:paragraph-rsid="000d3fef" style:font-size-asian="10pt" style:font-size-complex="10pt"/>
    </style:style>
    <style:style style:name="P8" style:family="paragraph" style:parent-style-name="Standard">
      <style:text-properties style:font-name="sans-serif1" fo:font-size="10pt" officeooo:rsid="000d3fef" officeooo:paragraph-rsid="0016ee20" style:font-size-asian="10pt" style:font-size-complex="10pt"/>
    </style:style>
    <style:style style:name="P9" style:family="paragraph" style:parent-style-name="Standard">
      <style:text-properties style:font-name="sans-serif1" fo:font-size="10pt" officeooo:rsid="0013f672" officeooo:paragraph-rsid="0013f672" style:font-size-asian="10pt" style:font-size-complex="10pt"/>
    </style:style>
    <style:style style:name="P10" style:family="paragraph" style:parent-style-name="Standard">
      <style:text-properties style:font-name="sans-serif1" fo:font-size="10pt" officeooo:rsid="00156b40" officeooo:paragraph-rsid="00156b40" style:font-size-asian="10pt" style:font-size-complex="10pt"/>
    </style:style>
    <style:style style:name="P11" style:family="paragraph" style:parent-style-name="Standard">
      <style:text-properties style:font-name="sans-serif1" fo:font-size="10pt" officeooo:rsid="0016df41" officeooo:paragraph-rsid="0016df41" style:font-size-asian="10pt" style:font-size-complex="10pt"/>
    </style:style>
    <style:style style:name="P12" style:family="paragraph" style:parent-style-name="Standard" style:list-style-name="L4">
      <style:text-properties style:font-name="sans-serif1" fo:font-size="10pt" officeooo:rsid="0016ee20" officeooo:paragraph-rsid="0016ee20" style:font-size-asian="10pt" style:font-size-complex="10pt"/>
    </style:style>
    <style:style style:name="P13" style:family="paragraph" style:parent-style-name="Standard">
      <style:text-properties style:font-name="sans-serif1" fo:font-size="10pt" officeooo:rsid="00187bc0" officeooo:paragraph-rsid="00187bc0" style:font-size-asian="10pt" style:font-size-complex="10pt"/>
    </style:style>
    <style:style style:name="P14" style:family="paragraph" style:parent-style-name="Standard">
      <style:text-properties style:font-name="sans-serif1" fo:font-size="10pt" officeooo:rsid="001a0360" officeooo:paragraph-rsid="001a0360" style:font-size-asian="10pt" style:font-size-complex="10pt"/>
    </style:style>
    <style:style style:name="P15" style:family="paragraph" style:parent-style-name="Standard">
      <style:text-properties style:font-name="sans-serif1" fo:font-size="10pt" officeooo:rsid="001ccff1" officeooo:paragraph-rsid="001ccff1" style:font-size-asian="10pt" style:font-size-complex="10pt"/>
    </style:style>
    <style:style style:name="P16" style:family="paragraph" style:parent-style-name="Standard">
      <style:text-properties style:font-name="sans-serif1" fo:font-size="10pt" officeooo:rsid="001d7fc5" officeooo:paragraph-rsid="001d7fc5" style:font-size-asian="10pt" style:font-size-complex="10pt"/>
    </style:style>
    <style:style style:name="P17" style:family="paragraph" style:parent-style-name="Standard">
      <style:text-properties style:font-name="sans-serif1" fo:font-size="10pt" officeooo:rsid="001e697f" officeooo:paragraph-rsid="001e697f" style:font-size-asian="10pt" style:font-size-complex="10pt"/>
    </style:style>
    <style:style style:name="P18" style:family="paragraph" style:parent-style-name="Standard">
      <style:text-properties style:font-name="sans-serif1" fo:font-size="10pt" officeooo:rsid="001e9edb" officeooo:paragraph-rsid="001e9edb" style:font-size-asian="10pt" style:font-size-complex="10pt"/>
    </style:style>
    <style:style style:name="P19" style:family="paragraph" style:parent-style-name="Standard" style:list-style-name="L5">
      <style:text-properties style:font-name="sans-serif1" fo:font-size="10pt" officeooo:rsid="001e9edb" officeooo:paragraph-rsid="001e9edb" style:font-size-asian="10pt" style:font-size-complex="10pt"/>
    </style:style>
    <style:style style:name="T1" style:family="text">
      <style:text-properties officeooo:rsid="00042a2c"/>
    </style:style>
    <style:style style:name="T2" style:family="text">
      <style:text-properties officeooo:rsid="000d3b84"/>
    </style:style>
    <style:style style:name="T3" style:family="text">
      <style:text-properties officeooo:rsid="0016df41"/>
    </style:style>
    <style:style style:name="T4" style:family="text">
      <style:text-properties officeooo:rsid="0016ee20"/>
    </style:style>
    <style:style style:name="T5" style:family="text">
      <style:text-properties officeooo:rsid="001e9edb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430941792" text:style-name="L1">
        <text:list-item>
          <text:p text:style-name="P2">Exercice 4,1</text:p>
        </text:list-item>
      </text:list>
      <text:p text:style-name="P3">Variable<text:span text:style-name="T2">s</text:span> Toto, Tutu en numériques</text:p>
      <text:p text:style-name="P3">Variable Tata en chaîne</text:p>
      <text:p text:style-name="P3">Début</text:p>
      <text:p text:style-name="P3">Écrire « Entrez trois nombres »</text:p>
      <text:p text:style-name="P3">Lire Tutu</text:p>
      <text:p text:style-name="P3">Lire Toto</text:p>
      <text:p text:style-name="P3">Lire Tata</text:p>
      <text:p text:style-name="P3">Si (Tutu &gt; Toto + 4 ou Tata == « ok ») Alors</text:p>
      <text:p text:style-name="P3">Tutu ← Tutu + 1</text:p>
      <text:p text:style-name="P3">Sinon </text:p>
      <text:p text:style-name="P3">Tutu ← Tutu – 1</text:p>
      <text:p text:style-name="P3">Fin si </text:p>
      <text:p text:style-name="P3">Fin</text:p>
      <text:p text:style-name="P3"/>
      <text:list xml:id="list2214585052" text:style-name="L2">
        <text:list-item>
          <text:p text:style-name="P4">Exercice 4,2</text:p>
        </text:list-item>
      </text:list>
      <text:p text:style-name="P5">Variables h, m en numériques</text:p>
      <text:p text:style-name="P5">Début</text:p>
      <text:p text:style-name="P5">Écrire « Entrez les heures, puis les minutes : »</text:p>
      <text:p text:style-name="P5">Lire h</text:p>
      <text:p text:style-name="P5">Lire m</text:p>
      <text:p text:style-name="P5">m ← m + 1</text:p>
      <text:p text:style-name="P5">Si (m == 60) Alors</text:p>
      <text:p text:style-name="P5">m ← 0</text:p>
      <text:p text:style-name="P5">h ← h + 1</text:p>
      <text:p text:style-name="P5">Fin si</text:p>
      <text:p text:style-name="P5">Si (h == 24) Alors</text:p>
      <text:p text:style-name="P5">h ← 0</text:p>
      <text:p text:style-name="P5">Fin si</text:p>
      <text:p text:style-name="P5">Écrire « Dans une minute il sera »</text:p>
      <text:p text:style-name="P6">Afficher h</text:p>
      <text:p text:style-name="P6">Écrire « h »</text:p>
      <text:p text:style-name="P6">Afficher m</text:p>
      <text:p text:style-name="P6">Écrire « min »</text:p>
      <text:p text:style-name="P6">Fin</text:p>
      <text:p text:style-name="P6"/>
      <text:list xml:id="list31166736" text:style-name="L3">
        <text:list-item>
          <text:p text:style-name="P7">Exercice 4,3</text:p>
        </text:list-item>
      </text:list>
      <text:p text:style-name="P9">Variables h, m, s en numériques</text:p>
      <text:p text:style-name="P9">Début </text:p>
      <text:p text:style-name="P9">Écrire « Entrez les heures, les minutes et les secondes »</text:p>
      <text:p text:style-name="P9">Lire h </text:p>
      <text:p text:style-name="P10">Lire m</text:p>
      <text:p text:style-name="P10">Lire s</text:p>
      <text:p text:style-name="P10">s ← s + 1</text:p>
      <text:p text:style-name="P10">Si (s == 60)Alors</text:p>
      <text:p text:style-name="P10">s ← <text:span text:style-name="T3">0</text:span></text:p>
      <text:p text:style-name="P11">m ← m + 1</text:p>
      <text:p text:style-name="P11">Fin si</text:p>
      <text:p text:style-name="P11">Si (m == 60) Alors</text:p>
      <text:p text:style-name="P11">m ← 0</text:p>
      <text:p text:style-name="P11">h ← h + 1</text:p>
      <text:p text:style-name="P11">Fin si </text:p>
      <text:p text:style-name="P11">Si (h == 24) Alors </text:p>
      <text:p text:style-name="P11">h ← 0</text:p>
      <text:p text:style-name="P11">Fin si </text:p>
      <text:p text:style-name="P11">Écrire « Dans une seconde il sera »</text:p>
      <text:p text:style-name="P8">Afficher h</text:p>
      <text:p text:style-name="P8">Écrire « h »</text:p>
      <text:p text:style-name="P8"><text:soft-page-break/>Afficher m</text:p>
      <text:p text:style-name="P8">Écrire « min »</text:p>
      <text:p text:style-name="P8">Afficher <text:span text:style-name="T4">s</text:span></text:p>
      <text:p text:style-name="P8">Écrire « <text:span text:style-name="T4">s</text:span> »</text:p>
      <text:p text:style-name="P8">Fin</text:p>
      <text:p text:style-name="P8"/>
      <text:list xml:id="list3462321063" text:style-name="L4">
        <text:list-item>
          <text:p text:style-name="P12">Exercice 4,4</text:p>
        </text:list-item>
      </text:list>
      <text:p text:style-name="P13">Variables n, p en numériques</text:p>
      <text:p text:style-name="P13">Début</text:p>
      <text:p text:style-name="P14">Écrire « Nombre de photocopies : »</text:p>
      <text:p text:style-name="P15">Lire n</text:p>
      <text:p text:style-name="P16">Si (n &lt;= 10) Alors</text:p>
      <text:p text:style-name="P16">p ← n * 0,1</text:p>
      <text:p text:style-name="P16">Fin si</text:p>
      <text:p text:style-name="P16">Si (n &lt;= 30) Alors</text:p>
      <text:p text:style-name="P17">p ← <text:span text:style-name="T5">10 * 0,1 + (n – 10) * 0,09</text:span></text:p>
      <text:p text:style-name="P18">Fin si</text:p>
      <text:p text:style-name="P18">Sinon</text:p>
      <text:p text:style-name="P18">p ← 10 * 0,1 + 20 * 0,09 + (n – 30) * 0,08</text:p>
      <text:p text:style-name="P18">Fin si</text:p>
      <text:p text:style-name="P18">Écrire « Le prix total est : »</text:p>
      <text:p text:style-name="P18">Afficher p</text:p>
      <text:p text:style-name="P18">Fin</text:p>
      <text:p text:style-name="P18"/>
      <text:list xml:id="list497268562" text:style-name="L5">
        <text:list-item>
          <text:p text:style-name="P19">Exercice 4,5</text:p>
        </text:list-item>
      </text:list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  <style:font-face style:name="sans-serif1" svg:font-family="sans-serif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428f7" officeooo:paragraph-rsid="00042a2c"/>
    </style:style>
    <style:style style:name="MT1" style:family="text">
      <style:text-properties officeooo:rsid="00042a2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artie <text:span text:style-name="MT1">4</text:span> – <text:span text:style-name="MT1">Encore de la logique</text:span></text:p>
        <text:p text:style-name="MP1">Énoncé des Exercice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7T09:08:00.340384614</meta:creation-date>
    <dc:date>2023-07-18T16:51:49.111908201</dc:date>
    <meta:editing-duration>PT23M25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81" meta:word-count="310" meta:character-count="1171" meta:non-whitespace-character-count="936"/>
  </office:meta>
</office:document-meta>
</file>